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26pt" style:font-size-asian="26pt" style:font-size-complex="26pt"/>
    </style:style>
    <style:style style:name="P3" style:family="paragraph" style:parent-style-name="Standard">
      <style:text-properties style:font-name="Verdana" fo:font-size="16pt" style:font-size-asian="16pt" style:font-size-complex="16pt"/>
    </style:style>
    <style:style style:name="P4" style:family="paragraph" style:parent-style-name="Standard">
      <style:text-properties style:font-name="Verdana" fo:font-size="12pt" style:font-size-asian="12pt" style:font-size-complex="12pt"/>
    </style:style>
    <style:style style:name="P5" style:family="paragraph" style:parent-style-name="Standard" style:list-style-name="L1">
      <style:text-properties style:font-name="Verdana" fo:font-size="12pt" style:font-size-asian="12pt" style:font-size-complex="12pt"/>
    </style:style>
    <style:style style:name="P6" style:family="paragraph" style:parent-style-name="Standard">
      <style:text-properties style:font-name="Verdana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wicklungsprojekt interaktive Systeme<text:tab/><text:tab/><text:tab/><text:tab/><text:tab/>Hendrik Bode Sommersemester 2015 <text:tab/><text:tab/><text:tab/><text:tab/><text:tab/><text:tab/><text:tab/>Luca Zeitzen</text:p>
      <text:p text:style-name="P1"/>
      <text:p text:style-name="P1"/>
      <text:p text:style-name="P2">Related-Works</text:p>
      <text:p text:style-name="P1">Gemeinsames Lernen</text:p>
      <text:p text:style-name="P1"/>
      <text:p text:style-name="P1"/>
      <text:p text:style-name="P3">Ähnliche Anwendungen</text:p>
      <text:p text:style-name="P4">Aus einer ersten Analyse im Bereich Realted-Works haben sich 3 Anwendungen herauskristallisiert, die mit unserem Konzept in einigen Details übereinstimmen. Diese dienen im weiteren Verlauf des Projektes als Inspiration bzw. Referenz.</text:p>
      <text:p text:style-name="P4"/>
      <text:p text:style-name="P4">1.Google Docs:</text:p>
      <text:p text:style-name="P4"><text:tab/>Google Docs ist eine Webanwendung, die den Usern ermöglicht <text:tab/>gemeinsam an einem oder mehreren Dokumenten gleichzeitig zu <text:tab/>arbeiten. Diese Dokumente sind zu dem in einer Clous gespeichert und <text:tab/>jeder dem der Zugriff erlaubt wurde kann diese jederzeit bearbeiten. <text:tab/>Arbeiten mehrere zut gleichen Zeit an einem Text, so wird jedem User <text:tab/>eine Farbe und ein Cursor in dieser Farbe zugeteilt. So kann jeder andere <text:tab/>sehen, an welchem Teil des Dokumentes gerade gearbeitet wird. Ein <text:tab/>solches Dokument muss nicht unbedingt von Grund auf mit Google Docs <text:tab/>erstellt worden sein, sondern kann auch hochgeladen um dann weiter <text:tab/>bearbeitet zu werden.</text:p>
      <text:list xml:id="list2897636712050604640" text:style-name="L1">
        <text:list-header>
          <text:p text:style-name="P5"/>
        </text:list-header>
      </text:list>
      <text:p text:style-name="P4"/>
      <text:p text:style-name="P3">Vergleich mit unserem Ansatz</text:p>
      <text:p text:style-name="P4">Nachdem nun ähnliche Anwendungen vorgestellt wurden erfolgt als nächstes der direkte Vergleich mit unserem Konzept:</text:p>
      <text:p text:style-name="P4"/>
      <text:p text:style-name="P4">1.Google Docs:</text:p>
      <text:p text:style-name="P4"><text:tab/>Die größte Gemeinsamkeit von unserer Idee und Google Docs ist das <text:tab/>kollaborative Bearbeiten eines Dokumentes. Der Unterschied ist jedoch, <text:tab/>dass bei unserer Anwendung das Dokument nicht direkt verändert <text:tab/>werden kann, sondern nur Fragen zu einem bestimmten Abschnitt <text:tab/>gestellt werden können. Diese werden dann jedem anderen berechtigten <text:tab/>User angezeigt und können von diesem beantwortet werden. Hierdurch <text:tab/>wird klar, dass unsere Anwendung den Fokus auf das gemeinsame <text:tab/>Lernen setzt und Google Docs eher auf das gemeinsame Arbeiten.</text:p>
      <text:p text:style-name="P1"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4M49S</meta:editing-duration>
    <meta:editing-cycles>7</meta:editing-cycles>
    <meta:generator>OpenOffice/4.1.1$Win32 OpenOffice.org_project/411m6$Build-9775</meta:generator>
    <dc:date>2015-04-24T15:58:49.42</dc:date>
    <dc:creator>Hendrik  Bode</dc:creator>
    <meta:document-statistic meta:table-count="0" meta:image-count="0" meta:object-count="0" meta:page-count="1" meta:paragraph-count="12" meta:word-count="240" meta:character-count="1719"/>
    <meta:user-defined meta:name="Info 1"/>
    <meta:user-defined meta:name="Info 2"/>
    <meta:user-defined meta:name="Info 3"/>
    <meta:user-defined meta:name="Info 4"/>
  </office:meta>
</office:document-meta>
</file>